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F370000133A6FF3D785.svm"/>
  <manifest:file-entry manifest:media-type="" manifest:full-path="Pictures/2000000700001D2600001FD67DF78417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ΠΑΝΕΠΙΣΤΗΜΙΟ ΔΥΤΙΚΗΣ ΜΑΚΕΔΟΝΙΑΣ</text:p>
      <text:p text:style-name="P4">ΤΜΗΜΑ ΜΗΧΑΝΙΚΩΝ ΠΛΗΡΟΦΟΡΙΚΗΣ</text:p>
      <text:p text:style-name="P4">ΚΑΙ ΤΗΛΕΠΙΚΟΙΝΩΝΙΩΝ</text:p>
      <text:p text:style-name="P4"/>
      <text:p text:style-name="P2">Μάθημα: Ανάλυση και Προσομοίωση Δικτύων Επικοινωνιών</text:p>
      <text:p text:style-name="P2">Εξάμηνο: 7ο</text:p>
      <text:p text:style-name="P2">Φοιτήτής: Πετρουσόβ Ιωάννης</text:p>
      <text:p text:style-name="P2">ΑΕΜ: 343</text:p>
      <text:p text:style-name="P5"/>
      <text:p text:style-name="P1"><text:span text:style-name="T1">6</text:span>η εργασία</text:p>
      <text:p text:style-name="P1"/>
      <text:list xml:id="list5769371239763024289" text:style-name="L1">
        <text:list-item>
          <text:p text:style-name="P3">Η προσομοίωση εκτελείτε με τη βοήθεια 2 συναρτήσεων <text:span text:style-name="T1">Init.m </text:span><text:span text:style-name="T2">και </text:span><text:span text:style-name="T1">Routing.m </text:span><text:span text:style-name="T2">όπως αναφέρει η εκφώνηση. <text:line-break/></text:span></text:p>
        </text:list-item>
        <text:list-item>
          <text:p text:style-name="P3"><draw:frame draw:style-name="fr1" draw:name="graphics1" text:anchor-type="paragraph" svg:x="4.505cm" svg:y="2.672cm" svg:width="7.99cm" svg:height="4.921cm" draw:z-index="0"><draw:image xlink:href="Pictures/2000000700001F370000133A6FF3D785.svm" xlink:type="simple" xlink:show="embed" xlink:actuate="onLoad"/></draw:frame><text:span text:style-name="T2">Παράδειγμα εκτέλεσης:<text:line-break/>Routing([0 4 6 999; 4 0 1 999; 6 1 0 2; 999 999 2 0], [0, 2, 3, 999; 1, 0, 3, 999; 1, 2, 0, 4; 999, 999, 3, 0], 1, 1, 10, 0.5, 2, 2)<text:line-break/>η προσομοίωση επιστρέφει:<text:line-break/><text:line-break/>Δίνεται ο τελικός πίνακας δρομολόγησης για το δοσμένο χρονικό διάστημα (10 χ.μ.). Έγιναν 3 ανανεώσεις πινάκων δρομολόγησης με μέσο χρόνο ανανέωσης 11.67 χ.μ.<text:line-break/></text:span></text:p>
        </text:list-item>
        <text:list-item>
          <text:p text:style-name="P3"><text:span text:style-name="T2">Βλέπουμε ότι έχουμε πολλούς κόμβους που έχουν πέσει (όπου υπάρχει -1), αυτό γίνεται διότι έχουμε βάλει το </text:span><text:span text:style-name="T1">event 4 </text:span><text:span text:style-name="T2">να εκτελείτε κάθε 0.5χ.μ. που σημαίνει ότι για κάθε </text:span><text:span text:style-name="T1">router </text:span><text:span text:style-name="T2">που ανανεώνει τον πίνακα του 2 πέφτουν. Επίσης το </text:span><text:span text:style-name="T1">event 5 </text:span><text:span text:style-name="T2">(επαναφορά σύνδεσης) εκτελείτε κάθε 2 χ.μ.<text:line-break/><text:line-break/><text:line-break/><text:line-break/><text:line-break/><text:line-break/></text:span></text:p>
        </text:list-item>
        <text:list-item>
          <text:p text:style-name="P3"><text:soft-page-break/><text:span text:style-name="T2">Άλλο παράδειγμα για προσομοίωση 100χ.μ.<text:line-break/></text:span></text:p>
          <text:p text:style-name="P3"><draw:frame draw:style-name="fr2" draw:name="graphics2" text:anchor-type="paragraph" svg:width="7.461cm" svg:height="8.149cm" draw:z-index="1"><draw:image xlink:href="Pictures/2000000700001D2600001FD67DF78417.svm" xlink:type="simple" xlink:show="embed" xlink:actuate="onLoad"/></draw:frame><text:span text:style-name="T2"/></text:p>
        </text:list-item>
        <text:list-item>
          <text:p text:style-name="P3"><text:span text:style-name="T2">Βλέπουμε ότι οι περισσότερες συνδέσεις είναι πεσμένες και ότι έχουν γίνει μόλις 2 ανανεώσεις (1,4) και (2,4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8:34:24.40</meta:creation-date>
    <dc:date>2013-01-25T18:48:53.73</dc:date>
    <meta:editing-duration>PT14M27S</meta:editing-duration>
    <meta:editing-cycles>3</meta:editing-cycles>
    <meta:generator>OpenOffice.org/3.4.1$Win32 OpenOffice.org_project/341m1$Build-9593</meta:generator>
    <meta:document-statistic meta:table-count="0" meta:image-count="2" meta:object-count="0" meta:page-count="2" meta:paragraph-count="13" meta:word-count="177" meta:character-count="1060"/>
  </office:meta>
</office:document-meta>
</file>